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0b18" officeooo:paragraph-rsid="001e0b18"/>
    </style:style>
    <style:style style:name="P2" style:family="paragraph" style:parent-style-name="Preformatted_20_Text">
      <style:text-properties officeooo:rsid="0020c4b2" officeooo:paragraph-rsid="0020c4b2"/>
    </style:style>
    <style:style style:name="P3" style:family="paragraph" style:parent-style-name="Preformatted_20_Text">
      <style:text-properties officeooo:rsid="0020c4b2" officeooo:paragraph-rsid="002215e5"/>
    </style:style>
    <style:style style:name="P4" style:family="paragraph" style:parent-style-name="Preformatted_20_Text">
      <style:text-properties officeooo:rsid="002215e5" officeooo:paragraph-rsid="002215e5"/>
    </style:style>
    <style:style style:name="P5" style:family="paragraph" style:parent-style-name="Preformatted_20_Text">
      <style:text-properties officeooo:rsid="0022771a" officeooo:paragraph-rsid="0022771a"/>
    </style:style>
    <style:style style:name="P6" style:family="paragraph" style:parent-style-name="Preformatted_20_Text">
      <style:text-properties officeooo:rsid="0023d6d7" officeooo:paragraph-rsid="0023d6d7"/>
    </style:style>
    <style:style style:name="P7" style:family="paragraph" style:parent-style-name="Standard">
      <style:text-properties style:font-name="Menlo"/>
    </style:style>
    <style:style style:name="T1" style:family="text">
      <style:text-properties officeooo:rsid="0020c4b2"/>
    </style:style>
    <style:style style:name="T2" style:family="text">
      <style:text-properties officeooo:rsid="002215e5"/>
    </style:style>
    <style:style style:name="T3" style:family="text">
      <style:text-properties officeooo:rsid="0022771a"/>
    </style:style>
    <style:style style:name="T4" style:family="text">
      <style:text-properties officeooo:rsid="0023d6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3:</text:p>
      <text:p text:style-name="P1">Exo1:</text:p>
      <text:p text:style-name="P1">1.le programme ne compile pas </text:p>
      <text:p text:style-name="P1">Erreur:</text:p>
      <text:p text:style-name="P1"/>
      <text:p text:style-name="P1">ligne 18:</text:p>
      <text:p text:style-name="P1">les chiffres a virgule sont traités par défaut comme des doubles </text:p>
      <text:p text:style-name="P1">correction: float y=4.41…f;</text:p>
      <text:p text:style-name="P1"><text:tab/><text:tab/>float y=(float) 1.41…;</text:p>
      <text:p text:style-name="P1"/>
      <text:p text:style-name="P1">ligne 12 dans la fonction g:</text:p>
      <text:p text:style-name="P1">problème de typage:pour pouvoir faire le calcul x+y, x est interprété comme non double, et donc le résultat x+y est de type double. </text:p>
      <text:p text:style-name="P1">Correction:</text:p>
      <text:p text:style-name="P1">static double g(float x,double y)</text:p>
      <text:p text:style-name="P1"/>
      <text:p text:style-name="P1">2.float est un sous type de double car la différence entre eux c’est l’espace pris dans la mémoire float prends 32 bit et double 64</text:p>
      <text:p text:style-name="P2"/>
      <text:p text:style-name="P2">3.<text:span text:style-name="T2">fait sur feuille</text:span></text:p>
      <text:p text:style-name="P2"/>
      <text:p text:style-name="P4">4.<text:span text:style-name="T1">le programme compile et il affiche:</text:span></text:p>
      <text:p text:style-name="P3">a la ligne 21: h2: 3.14, 1.41</text:p>
      <text:p text:style-name="P3">a la ligne 22: h1: 1.41, 3.14</text:p>
      <text:p text:style-name="P3"/>
      <text:p text:style-name="P4">5.<text:span text:style-name="T3">erreur, il aurai pu prendre h a la ligne 2 ou la ligne 6 </text:span></text:p>
      <text:p text:style-name="P5">il y’a une erreur car les 2 fonctions h a la ligne 2 et 6 peuvent être appelés lors de l’appel h(z,y) puisque un float peut être casté en double.Comme il y’a pas de choix «évident»,ca ne compile pas et il ya une erreur d’ambiguïté.</text:p>
      <text:p text:style-name="P5"/>
      <text:p text:style-name="P5">6.<text:span text:style-name="T4">ca compile sans probleme</text:span></text:p>
      <text:p text:style-name="P5"/>
      <text:p text:style-name="P6">7. fait sur feuille</text:p>
      <text:p text:style-name="P6"/>
      <text:p text:style-name="P6">Exo2: fait sur feuille 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0:48:47.949652479</meta:creation-date>
    <meta:generator>LibreOffice/7.4.3.2$MacOSX_X86_64 LibreOffice_project/1048a8393ae2eeec98dff31b5c133c5f1d08b890</meta:generator>
    <dc:date>2023-02-16T10:46:55.578071127</dc:date>
    <meta:editing-duration>PT1H24M9S</meta:editing-duration>
    <meta:editing-cycles>7</meta:editing-cycles>
    <meta:document-statistic meta:table-count="0" meta:image-count="0" meta:object-count="0" meta:page-count="1" meta:paragraph-count="22" meta:word-count="181" meta:character-count="977" meta:non-whitespace-character-count="811"/>
  </office:meta>
</office:document-meta>
</file>